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style:line-height-at-least="0.353cm" fo:text-indent="0cm" style:auto-text-indent="false"/>
      <style:text-properties officeooo:paragraph-rsid="0007582d"/>
    </style:style>
    <style:style style:name="T1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ter 1</text:h>
      <text:h text:style-name="Heading_20_2" text:outline-level="2">Introduction</text:h>
      <text:p text:style-name="P1"><text:bookmark-start text:name="__DdeLink__115_50585226"/><text:span text:style-name="T1">Ghana, officially known as the Republic of Ghana, is a country located in West Africa.</text:span><text:bookmark-end text:name="__DdeLink__115_5058522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21:34.010981159</meta:creation-date>
    <dc:date>2023-05-23T11:26:56.749919176</dc:date>
    <meta:editing-duration>PT5M2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8" meta:character-count="107" meta:non-whitespace-character-count="92"/>
  </office:meta>
</office:document-meta>
</file>